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Transformer.characters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recycl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agTransform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setup(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Transformer.getWriteMethodMap( Class bean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agTransform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endElement( String namespaceURI , String localName , String qNam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Tag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Transfor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startRecor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gTransforme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startElement( String namespaceURI , String localName , String qName , Attributes att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TagTransfor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Transform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setDocumentLocator( org . xml . sax .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ignorableWhitespace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endRecor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Transform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getWriteMethod( Class type ,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Transformer.configure( Configuration 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g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Transformer.setupTag( Tag tag , String name , Attributes att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ag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Transformer.comment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popConsum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